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enlo-Regular" svg:font-family="Menlo-Regular" style:font-family-generic="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Times New Roman1" svg:font-family="'Times New Roman'"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paragraph-rsid="002200bd"/>
    </style:style>
    <style:style style:name="P2"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officeooo:paragraph-rsid="00249f6e" style:font-size-asian="11pt"/>
    </style:style>
    <style:style style:name="P3" style:family="paragraph" style:parent-style-name="Standard">
      <style:paragraph-properties fo:margin-left="1.27cm" fo:margin-right="0cm" fo:text-indent="0cm" style:auto-text-indent="false"/>
      <style:text-properties fo:color="#000000" loext:opacity="100%" style:font-name="Menlo-Regular" fo:font-size="11pt" fo:language="en" fo:country="US" officeooo:rsid="000a5bc0" officeooo:paragraph-rsid="0022cc7d" style:font-size-asian="11pt"/>
    </style:style>
    <style:style style:name="P4"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rsid="000a5bc0" officeooo:paragraph-rsid="002200bd" style:font-size-asian="11pt"/>
    </style:style>
    <style:style style:name="P5"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rsid="000a5bc0" officeooo:paragraph-rsid="00387768" style:font-size-asian="11pt"/>
    </style:style>
    <style:style style:name="P6"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rsid="000a5bc0" officeooo:paragraph-rsid="002affcb" style:font-size-asian="11pt"/>
    </style:style>
    <style:style style:name="P7"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paragraph-rsid="0022cc7d" style:font-size-asian="11pt"/>
    </style:style>
    <style:style style:name="P8"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paragraph-rsid="002200bd" style:font-size-asian="11pt"/>
    </style:style>
    <style:style style:name="P9"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paragraph-rsid="0022cc7d" style:font-size-asian="11pt" style:font-size-complex="12pt"/>
    </style:style>
    <style:style style:name="P10"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1"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387768" style:font-size-asian="12pt" style:font-size-complex="12pt"/>
    </style:style>
    <style:style style:name="P12"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22cc7d" style:font-size-asian="12pt" style:font-size-complex="12pt"/>
    </style:style>
    <style:style style:name="P13"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2affcb" style:font-size-asian="12pt" style:font-size-complex="12pt"/>
    </style:style>
    <style:style style:name="P14"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2affcb" officeooo:paragraph-rsid="002affcb" style:font-size-asian="12pt" style:font-style-asian="italic" style:font-size-complex="12pt" style:font-style-complex="italic"/>
    </style:style>
    <style:style style:name="P15"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2c3ed9" officeooo:paragraph-rsid="002affcb" style:font-size-asian="12pt" style:font-style-asian="italic" style:font-size-complex="12pt" style:font-style-complex="italic"/>
    </style:style>
    <style:style style:name="P16"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2c3ed9" officeooo:paragraph-rsid="00387768" style:font-size-asian="12pt" style:font-style-asian="italic" style:font-size-complex="12pt" style:font-style-complex="italic"/>
    </style:style>
    <style:style style:name="P17"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2cf626" officeooo:paragraph-rsid="002affcb" style:font-size-asian="12pt" style:font-style-asian="italic" style:font-size-complex="12pt" style:font-style-complex="italic"/>
    </style:style>
    <style:style style:name="P18"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30615c" officeooo:paragraph-rsid="00387768" style:font-size-asian="12pt" style:font-style-asian="italic" style:font-size-complex="12pt" style:font-style-complex="italic"/>
    </style:style>
    <style:style style:name="P19"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31f99f" officeooo:paragraph-rsid="00387768" style:font-size-asian="12pt" style:font-style-asian="italic" style:font-size-complex="12pt" style:font-style-complex="italic"/>
    </style:style>
    <style:style style:name="P20"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officeooo:rsid="0036c26f" officeooo:paragraph-rsid="0037bf09" style:font-size-asian="11pt" style:font-style-asian="italic" style:font-size-complex="12pt" style:font-style-complex="italic"/>
    </style:style>
    <style:style style:name="P21"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officeooo:rsid="0037bf09" officeooo:paragraph-rsid="0037bf09" style:font-size-asian="11pt" style:font-style-asian="italic" style:font-size-complex="12pt" style:font-style-complex="italic"/>
    </style:style>
    <style:style style:name="P22" style:family="paragraph" style:parent-style-name="Text_20_body">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fo:font-weight="normal" officeooo:rsid="00193631" officeooo:paragraph-rsid="00387768" style:font-size-asian="11pt" style:font-style-asian="italic" style:font-weight-asian="normal" style:font-style-complex="italic" style:font-weight-complex="normal"/>
    </style:style>
    <style:style style:name="P23" style:family="paragraph" style:parent-style-name="Text_20_body">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language="en" fo:country="US" fo:font-style="italic" fo:font-weight="normal" officeooo:rsid="0036c26f" officeooo:paragraph-rsid="0036c26f" style:font-style-asian="italic" style:font-weight-asian="normal" style:font-style-complex="italic" style:font-weight-complex="normal"/>
    </style:style>
    <style:style style:name="P24" style:family="paragraph" style:parent-style-name="Text_20_body">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language="en" fo:country="US" fo:font-style="italic" officeooo:rsid="0036c26f" officeooo:paragraph-rsid="0037bf09" style:font-style-asian="italic" style:font-style-complex="italic"/>
    </style:style>
    <style:style style:name="P25" style:family="paragraph" style:parent-style-name="Text_20_body">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font-size="11pt" fo:language="en" fo:country="US" fo:font-style="italic" fo:font-weight="normal" officeooo:rsid="0036c26f" officeooo:paragraph-rsid="0036c26f" style:font-size-asian="11pt" style:font-style-asian="italic" style:font-weight-asian="normal" style:font-style-complex="italic" style:font-weight-complex="normal"/>
    </style:style>
    <style:style style:name="P26" style:family="paragraph" style:parent-style-name="Subtitle">
      <style:paragraph-properties fo:text-align="start" style:justify-single-word="false"/>
      <style:text-properties fo:language="en" fo:country="US" fo:font-weight="bold" officeooo:paragraph-rsid="00387768" style:font-weight-asian="bold" style:font-weight-complex="bold"/>
    </style:style>
    <style:style style:name="P27" style:family="paragraph" style:parent-style-name="Heading_20_3">
      <style:text-properties fo:language="en" fo:country="US" officeooo:paragraph-rsid="000ef1e6"/>
    </style:style>
    <style:style style:name="P28" style:family="paragraph" style:parent-style-name="Heading_20_3">
      <style:text-properties style:font-name="Arial" fo:font-size="14.1000003814697pt" fo:language="en" fo:country="US" fo:font-weight="bold" officeooo:rsid="0036c26f" officeooo:paragraph-rsid="0036c26f" style:font-name-asian="PingFang SC" style:font-size-asian="14.1000003814697pt" style:font-weight-asian="bold" style:font-name-complex="Lucida Sans" style:font-size-complex="14.1000003814697pt" style:font-weight-complex="bold"/>
    </style:style>
    <style:style style:name="P29" style:family="paragraph" style:parent-style-name="Heading_20_3" style:master-page-name="">
      <style:paragraph-properties style:page-number="auto" fo:break-before="auto" fo:break-after="auto"/>
      <style:text-properties fo:language="en" fo:country="US" officeooo:paragraph-rsid="00387768"/>
    </style:style>
    <style:style style:name="P30" style:family="paragraph" style:parent-style-name="Heading_20_3" style:list-style-name="">
      <style:paragraph-properties fo:keep-with-next="always"/>
      <style:text-properties style:font-name="Arial" fo:font-size="14.1000003814697pt" fo:language="en" fo:country="US" officeooo:rsid="0036c26f" officeooo:paragraph-rsid="0036c26f" style:font-name-asian="PingFang SC" style:font-size-asian="14.1000003814697pt" style:font-name-complex="Lucida Sans" style:font-size-complex="14.1000003814697pt"/>
    </style:style>
    <style:style style:name="P31" style:family="paragraph" style:parent-style-name="Heading_20_3">
      <style:paragraph-properties fo:keep-with-next="always"/>
      <style:text-properties officeooo:paragraph-rsid="0036c26f"/>
    </style:style>
    <style:style style:name="P32" style:family="paragraph" style:parent-style-name="Heading_20_3">
      <style:paragraph-properties fo:break-before="page"/>
      <style:text-properties style:font-name="Arial" fo:font-size="14.1000003814697pt" fo:language="en" fo:country="US" officeooo:rsid="0036c26f" officeooo:paragraph-rsid="0036c26f" style:font-name-asian="PingFang SC" style:font-size-asian="14.1000003814697pt" style:font-name-complex="Lucida Sans" style:font-size-complex="14.1000003814697pt"/>
    </style:style>
    <style:style style:name="P33"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22cc7d" style:font-size-asian="12pt" style:font-size-complex="12pt"/>
    </style:style>
    <style:style style:name="P34"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249f6e" style:font-size-asian="12pt" style:font-size-complex="12pt"/>
    </style:style>
    <style:style style:name="P35"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P36"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36c26f" officeooo:paragraph-rsid="0036c26f" style:font-size-asian="12pt" style:font-style-asian="italic" style:font-size-complex="12pt" style:font-style-complex="italic"/>
    </style:style>
    <style:style style:name="P37"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36c26f" officeooo:paragraph-rsid="0037bf09" style:font-size-asian="12pt" style:font-style-asian="italic" style:font-size-complex="12pt" style:font-style-complex="italic"/>
    </style:style>
    <style:style style:name="P38"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officeooo:rsid="0036c26f" officeooo:paragraph-rsid="0036c26f" style:font-size-asian="11pt" style:font-style-asian="italic" style:font-size-complex="12pt" style:font-style-complex="italic"/>
    </style:style>
    <style:style style:name="P39"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officeooo:rsid="0036c26f" officeooo:paragraph-rsid="00387768" style:font-size-asian="11pt" style:font-style-asian="italic" style:font-size-complex="12pt" style:font-style-complex="italic"/>
    </style:style>
    <style:style style:name="P40"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fo:font-weight="normal" officeooo:rsid="0037bf09" officeooo:paragraph-rsid="0037bf09" style:font-size-asian="11pt" style:font-style-asian="italic" style:font-weight-asian="normal" style:font-size-complex="12pt" style:font-style-complex="italic" style:font-weight-complex="normal"/>
    </style:style>
    <style:style style:name="P41"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rsid="000a5bc0" officeooo:paragraph-rsid="003c940e" style:font-size-asian="11pt"/>
    </style:style>
    <style:style style:name="T1" style:family="text">
      <style:text-properties officeooo:rsid="000e9be1"/>
    </style:style>
    <style:style style:name="T2" style:family="text">
      <style:text-properties officeooo:rsid="000ef1e6"/>
    </style:style>
    <style:style style:name="T3" style:family="text">
      <style:text-properties fo:color="#000000" loext:opacity="100%" style:font-name="Menlo-Regular" fo:font-size="11pt" style:font-size-asian="11pt"/>
    </style:style>
    <style:style style:name="T4" style:family="text">
      <style:text-properties fo:color="#000000" loext:opacity="100%" fo:font-size="11pt" style:font-size-asian="11pt"/>
    </style:style>
    <style:style style:name="T5" style:family="text">
      <style:text-properties fo:color="#000000" loext:opacity="100%" fo:font-size="11pt" officeooo:rsid="00272d41" style:font-size-asian="11pt"/>
    </style:style>
    <style:style style:name="T6" style:family="text">
      <style:text-properties fo:color="#000000" loext:opacity="100%" style:font-name="Times New Roman1" fo:font-size="12pt" fo:language="en" fo:country="US" fo:font-style="italic" officeooo:rsid="0030615c" style:font-size-asian="12pt" style:font-style-asian="italic" style:font-size-complex="12pt" style:font-style-complex="italic"/>
    </style:style>
    <style:style style:name="T7" style:family="text">
      <style:text-properties fo:color="#000000" loext:opacity="100%" style:font-name="Times New Roman1" fo:font-size="12pt" fo:language="en" fo:country="US" fo:font-style="italic" officeooo:rsid="0030bf49" style:font-size-asian="12pt" style:font-style-asian="italic" style:font-size-complex="12pt" style:font-style-complex="italic"/>
    </style:style>
    <style:style style:name="T8" style:family="text">
      <style:text-properties fo:color="#000000" loext:opacity="100%" style:font-name="Times New Roman1" fo:font-size="12pt" fo:language="en" fo:country="US" fo:font-style="italic" officeooo:rsid="003423d0" style:font-size-asian="12pt" style:font-style-asian="italic" style:font-size-complex="12pt" style:font-style-complex="italic"/>
    </style:style>
    <style:style style:name="T9" style:family="text">
      <style:text-properties fo:color="#000000" loext:opacity="100%" style:font-name="Times New Roman1" fo:font-size="11pt" fo:language="en" fo:country="US" fo:font-style="italic" fo:font-weight="normal" officeooo:rsid="001e4c65" style:font-size-asian="11pt" style:font-style-asian="italic" style:font-weight-asian="normal" style:font-style-complex="italic" style:font-weight-complex="normal"/>
    </style:style>
    <style:style style:name="T10" style:family="text">
      <style:text-properties fo:color="#000000" loext:opacity="100%" style:font-name="Times New Roman1" fo:font-size="11pt" fo:language="en" fo:country="US" fo:font-style="italic" fo:font-weight="normal" officeooo:rsid="00272d41" style:font-size-asian="11pt" style:font-style-asian="italic" style:font-weight-asian="normal" style:font-style-complex="italic" style:font-weight-complex="normal"/>
    </style:style>
    <style:style style:name="T11" style:family="text">
      <style:text-properties officeooo:rsid="002153a0"/>
    </style:style>
    <style:style style:name="T12" style:family="text">
      <style:text-properties officeooo:rsid="002200bd"/>
    </style:style>
    <style:style style:name="T13" style:family="text">
      <style:text-properties officeooo:rsid="0022cc7d"/>
    </style:style>
    <style:style style:name="T14" style:family="text">
      <style:text-properties officeooo:rsid="002200bd" style:font-size-complex="12pt"/>
    </style:style>
    <style:style style:name="T15" style:family="text">
      <style:text-properties fo:language="en" fo:country="US" officeooo:rsid="002200bd" style:font-size-complex="12pt"/>
    </style:style>
    <style:style style:name="T16" style:family="text">
      <style:text-properties officeooo:rsid="00249f6e"/>
    </style:style>
    <style:style style:name="T17" style:family="text">
      <style:text-properties officeooo:rsid="00272d41"/>
    </style:style>
    <style:style style:name="T18" style:family="text">
      <style:text-properties officeooo:rsid="00276257"/>
    </style:style>
    <style:style style:name="T19" style:family="text">
      <style:text-properties fo:font-style="italic" style:font-style-asian="italic" style:font-style-complex="italic"/>
    </style:style>
    <style:style style:name="T20" style:family="text">
      <style:text-properties fo:font-style="italic" officeooo:rsid="002c3ed9" style:font-style-asian="italic" style:font-style-complex="italic"/>
    </style:style>
    <style:style style:name="T21" style:family="text">
      <style:text-properties officeooo:rsid="002c3ed9"/>
    </style:style>
    <style:style style:name="T22" style:family="text">
      <style:text-properties officeooo:rsid="002ec223"/>
    </style:style>
    <style:style style:name="T23" style:family="text">
      <style:text-properties officeooo:rsid="0030615c"/>
    </style:style>
    <style:style style:name="T24" style:family="text">
      <style:text-properties officeooo:rsid="0030bf49"/>
    </style:style>
    <style:style style:name="T25" style:family="text">
      <style:text-properties officeooo:rsid="00322449"/>
    </style:style>
    <style:style style:name="T26" style:family="text">
      <style:text-properties officeooo:rsid="0034b189"/>
    </style:style>
    <style:style style:name="T27" style:family="text">
      <style:text-properties fo:font-size="11pt" style:font-size-asian="11pt"/>
    </style:style>
    <style:style style:name="T28" style:family="text">
      <style:text-properties fo:font-size="11pt" officeooo:rsid="0037bf09" style:font-size-asian="11pt"/>
    </style:style>
    <style:style style:name="T29" style:family="text">
      <style:text-properties fo:font-size="11pt" fo:font-weight="normal" style:font-size-asian="11pt" style:font-weight-asian="normal" style:font-weight-complex="normal"/>
    </style:style>
    <style:style style:name="T30" style:family="text">
      <style:text-properties fo:font-size="11pt" fo:font-weight="normal" officeooo:rsid="0037bf09" style:font-size-asian="11pt" style:font-weight-asian="normal" style:font-weight-complex="normal"/>
    </style:style>
    <style:style style:name="T31" style:family="text">
      <style:text-properties officeooo:rsid="00387768"/>
    </style:style>
    <style:style style:name="T32" style:family="text">
      <style:text-properties officeooo:rsid="003835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__DdeLink__245_84845941"/>Summary of Changes to LCC Documents <text:bookmark-start text:name="__DdeLink__247_84845941"/>202<text:span text:style-name="T11">4</text:span>-0<text:span text:style-name="T11">7</text:span>-2<text:span text:style-name="T11">2</text:span><text:bookmark-end text:name="__DdeLink__247_84845941"/></text:p>
      <text:h text:style-name="P29" text:outline-level="3">New Documents <text:span text:style-name="T1">for Public Comment</text:span></text:h>
      <text:p text:style-name="P22"><text:span text:style-name="T23">The following set of protocols</text:span><text:span text:style-name="T17"> </text:span><text:span text:style-name="T23">define</text:span><text:span text:style-name="T17"> the new </text:span><text:span text:style-name="T18">LCC </text:span><text:span text:style-name="T17">Train Control capabilit</text:span><text:span text:style-name="T18">y. </text:span><text:span text:style-name="T23">These protocols have to be implemented by Throttles, Command Stations and </text:span><text:span text:style-name="T25">w</text:span><text:span text:style-name="T23">ireless Trains in order to communicate with each other using the LCC bus.</text:span></text:p>
      <text:p text:style-name="P5"><text:span text:style-name="T12">S</text:span>-9.7.4.6-TrainControl-<text:bookmark-start text:name="__DdeLink__527_84845941"/><text:span text:style-name="T12">2024-07-22</text:span><text:bookmark-end text:name="__DdeLink__527_84845941"/><text:span text:style-name="T12">-Draft.pdf</text:span></text:p>
      <text:p text:style-name="P5"><text:bookmark-start text:name="__DdeLink__260_84845941"/><text:bookmark-start text:name="__DdeLink__257_84845941"/>TN-9.7.4.6-TrainControl-<text:span text:style-name="T12">2024-07-22-Draft.pdf</text:span><text:bookmark-end text:name="__DdeLink__260_84845941"/><text:bookmark-end text:name="__DdeLink__257_84845941"/></text:p>
      <text:p text:style-name="P16"><text:span text:style-name="T23">Defines the basic interactions between a Throttle and a Train on the LCC bus, including control of speed, functions and emergency stop</text:span>. <text:span text:style-name="T23">Speed is represented independently of speed steps and of scale. The protocol is bidirectional, which allows the Train to </text:span><text:span text:style-name="T25">give </text:span><text:span text:style-name="T23">state feedback like actual speed and function information to the throttle.</text:span></text:p>
      <text:p text:style-name="P18">The same protocol will be used between Throttles and Command Stations as well as between Throttles and <text:span text:style-name="T25">w</text:span>ireless Trains; the Throttle implementation has to be the same. <text:span text:style-name="T24">Consisting is also possible between a DCC and a wireless Train.</text:span></text:p>
      <text:p text:style-name="P19">The TN has additional commentary on how to implement a DCC Command Station using the LCC protocol suite.</text:p>
      <text:p text:style-name="P11"/>
      <text:p text:style-name="P5"><text:bookmark-start text:name="__DdeLink__269_84845941"/><text:span text:style-name="T12">S</text:span>-9.7.4.<text:span text:style-name="T12">7-</text:span>Train<text:bookmark-start text:name="__DdeLink__265_84845941"/><text:span text:style-name="T12">Search</text:span><text:bookmark-end text:name="__DdeLink__265_84845941"/>-<text:span text:style-name="T12">2024-07-22-Draft.pdf</text:span></text:p>
      <text:p text:style-name="P5"><text:bookmark-start text:name="__DdeLink__257_848459411"/>TN-9.7.4.<text:span text:style-name="T12">7-</text:span>Train<text:span text:style-name="T12">Search</text:span>-<text:span text:style-name="T12">2024-07-22-Draft.pdf</text:span><text:bookmark-end text:name="__DdeLink__257_848459411"/><text:bookmark-end text:name="__DdeLink__269_84845941"/></text:p>
      <text:p text:style-name="P18">Defines a peer-to-peer protocol for finding and identifying Trains on the LCC network by address or cab number, independently of whether those trains are represented by a Command Station or are connected directly to the network via wireless communication. The client of this protocol will be implemented by Throttles, the server of this protocol by Command Stations and wireless Trains.</text:p>
      <text:p text:style-name="P18">A network can mix Command Station and wireless Trains, providing a seamless upgrade path for the user.</text:p>
      <text:p text:style-name="P5"/>
      <text:p text:style-name="P41"><text:span text:style-name="T12">S</text:span>-9.7.4.<text:span text:style-name="T12">8-</text:span><text:bookmark-start text:name="__DdeLink__274_84845941"/><text:bookmark text:name="__DdeLink__265_848459411"/><text:span text:style-name="T12">FunctionDe</text:span><text:span text:style-name="T32">scription</text:span><text:span text:style-name="T12">Information</text:span><text:bookmark-end text:name="__DdeLink__274_84845941"/>-<text:span text:style-name="T12">2024-07-22-Draft.pdf</text:span></text:p>
      <text:p text:style-name="P41"><text:bookmark-start text:name="__DdeLink__257_8484594111"/>TN-9.7.4.<text:span text:style-name="T12">8-FunctionDe</text:span><text:span text:style-name="T32">scription</text:span><text:span text:style-name="T12">Information</text:span>-<text:span text:style-name="T12">2024-07-22-Draft.pdf</text:span><text:bookmark-end text:name="__DdeLink__257_8484594111"/></text:p>
      <text:p text:style-name="P16"><text:span text:style-name="T6">Defines </text:span><text:span text:style-name="T7">a descriptor of the User Interface of a Train for a Throttle, by providing the list of functions it supports. Functions are listed by number, name, description and whether </text:span><text:span text:style-name="T8">they are</text:span><text:span text:style-name="T7"> a momentary, toggle or analog function.</text:span></text:p>
      <text:h text:style-name="P27" text:outline-level="3">Documents <text:span text:style-name="T2">with </text:span><text:span text:style-name="T1">C</text:span><text:span text:style-name="T2">hanges</text:span><text:span text:style-name="T1"> for Public Comment</text:span></text:h>
      <text:p text:style-name="P3">S-9.7.0.3-UniqueIdentifiers-<text:bookmark-start text:name="__DdeLink__529_84845941"/><text:span text:style-name="T12">2024-07-22</text:span><text:bookmark-end text:name="__DdeLink__529_84845941"/><text:span text:style-name="T12">-Draft</text:span>.pdf</text:p>
      <text:p text:style-name="P7">TN-9.7.0.3-UniqueIdentifiers-<text:span text:style-name="T12">2024-07-22-Draft</text:span>.pdf</text:p>
      <text:list xml:id="list1266762181" text:style-name="L1">
        <text:list-item>
          <text:list>
            <text:list-item>
              <text:p text:style-name="P33"><text:bookmark-start text:name="__DdeLink__532_84845941"/>Updates ranges for various train control systems: <text:s/>DC, DCC, TMCC, etc<text:bookmark-end text:name="__DdeLink__532_84845941"/></text:p>
            </text:list-item>
          </text:list>
        </text:list-item>
      </text:list>
      <text:p text:style-name="P14">These allocations are used by Command Stations operating locomotives using the respective track protocol like DCC.</text:p>
      <text:p text:style-name="P12"/>
      <text:p text:style-name="P9">S-9.7.0.4-EventIdentifiers-<text:span text:style-name="T12">2024-07-22-Draft</text:span>.pdf</text:p>
      <text:p text:style-name="P9"><text:span text:style-name="T13">TN</text:span>-9.7.0.4-EventIdentifiers-<text:bookmark-start text:name="__DdeLink__536_84845941"/><text:span text:style-name="T12">2024-07-22</text:span><text:bookmark-end text:name="__DdeLink__536_84845941"/><text:span text:style-name="T12">-Draft</text:span>.pdf</text:p>
      <text:list xml:id="list1940668703943" text:continue-numbering="true" text:style-name="L1">
        <text:list-item>
          <text:list>
            <text:list-item>
              <text:p text:style-name="P33">Adds Train Search protocol event range</text:p>
            </text:list-item>
            <text:list-item>
              <text:p text:style-name="P33">Adds 11-bit extended DCC accessory address range</text:p>
            </text:list-item>
            <text:list-item>
              <text:p text:style-name="P33">Reformat some tables</text:p>
            </text:list-item>
          </text:list>
        </text:list-item>
      </text:list>
      <text:p text:style-name="P14">These allocations are used by the Train Search Protocol, and allow sending DCC Extended Accessory commands to the track via an LCC Command Station. The <text:span text:style-name="T26">Extended Accessory a</text:span>llocation has been updated to support up to 255 as aspect number, as enabled by a recent change to the DCC standards.</text:p>
      <text:p text:style-name="P13"/>
      <text:p text:style-name="P7">S-9.7.1.1-CanPhysical-<text:bookmark-start text:name="__DdeLink__542_84845941"/><text:span text:style-name="T14">2024-07-22</text:span><text:bookmark-end text:name="__DdeLink__542_84845941"/><text:span text:style-name="T14">-Draft</text:span>.pdf</text:p>
      <text:p text:style-name="P9">TN-9.7.1.1-CanPhysical-<text:span text:style-name="T12">2024-07-22-Draft</text:span>.pdf</text:p>
      <text:list xml:id="list1941614946548" text:continue-numbering="true" text:style-name="L1">
        <text:list-item>
          <text:list>
            <text:list-item>
              <text:p text:style-name="P33">Add a section on Electronic Labeling</text:p>
            </text:list-item>
            <text:list-item>
              <text:p text:style-name="P33">Add a section on Injection Current</text:p>
            </text:list-item>
            <text:list-item>
              <text:p text:style-name="P33">Added discussion of CAN bit timing</text:p>
            </text:list-item>
            <text:list-item>
              <text:p text:style-name="P33">Standardize the use of ALT_L/ALT_H for the NMRA S-9.1.2 DCC signal</text:p>
            </text:list-item>
            <text:list-item>
              <text:p text:style-name="P33"><text:bookmark-start text:name="__DdeLink__538_84845941"/>Clarify discussion of gateways and repeaters<text:bookmark-end text:name="__DdeLink__538_84845941"/></text:p>
            </text:list-item>
          </text:list>
        </text:list-item>
      </text:list>
      <text:p text:style-name="P14"><text:soft-page-break/>Adding the DCC signal to the LCC cable allows connecting DCC Power Stations (Boosters) via a single cable to the network. The CAN bit timing update helps manufacturers build products that are certain to function with up to 1000’ of LCC cable.</text:p>
      <text:p text:style-name="P13"/>
      <text:p text:style-name="P2">S-9.7.2.1-CanFrameTransfer-<text:span text:style-name="T15">2024-07-22-Draft</text:span>.pdf</text:p>
      <text:p text:style-name="P2">TN-9.7.2.1-CanFrameTransfer-<text:bookmark-start text:name="__DdeLink__546_84845941"/><text:span text:style-name="T15">2024-07-22-Draft</text:span>.pdf<text:bookmark-end text:name="__DdeLink__546_84845941"/></text:p>
      <text:list xml:id="list1940479921271" text:continue-numbering="true" text:style-name="L1">
        <text:list-item>
          <text:list>
            <text:list-item>
              <text:p text:style-name="P33">Add to the behavior of the AME Message</text:p>
            </text:list-item>
            <text:list-item>
              <text:p text:style-name="P35">Fix calculation error in the example provided in the TN.</text:p>
            </text:list-item>
          </text:list>
        </text:list-item>
      </text:list>
      <text:p text:style-name="P14">The additional requirement on the processing of AME messages are needed for LCC throttles to correctly function <text:span text:style-name="T22">w</text:span>hen the DCC Command Station is power cycled. This behavior is taken from an implementation detail of an existing LCC throttle and elevated to the standard to ensure future interoperability.</text:p>
      <text:p text:style-name="P13"/>
      <text:p text:style-name="P2">S-9.7.3-MessageNetwork-<text:bookmark-start text:name="__DdeLink__550_84845941"/><text:span text:style-name="T15">2024-07-22-Draft</text:span>.pdf<text:bookmark-end text:name="__DdeLink__550_84845941"/></text:p>
      <text:p text:style-name="P2"><text:span text:style-name="T16">TN</text:span>-9.7.3-MessageNetwork-<text:span text:style-name="T15">2024-07-22-Draft</text:span>.pdf</text:p>
      <text:list xml:id="list1941325089754" text:continue-numbering="true" text:style-name="L1">
        <text:list-item>
          <text:list>
            <text:list-item>
              <text:p text:style-name="P33">Update the table of PIP bits</text:p>
            </text:list-item>
            <text:list-item>
              <text:p text:style-name="P33">Clari<text:span text:style-name="T21">fies</text:span> the content of the OIR message</text:p>
            </text:list-item>
            <text:list-item>
              <text:p text:style-name="P33"><text:bookmark-start text:name="__DdeLink__552_84845941"/>Clarified the discussion of priorities</text:p>
            </text:list-item>
          </text:list>
        </text:list-item>
      </text:list>
      <text:p text:style-name="P10"><text:span text:style-name="T19">Deprecates certain bits in the protocol identification that were for protocols that were never implemented. </text:span><text:span text:style-name="T20">Minor updates to the wording of certain sections to ensure clarity of understanding.</text:span></text:p>
      <text:p text:style-name="P13"><text:bookmark-end text:name="__DdeLink__552_84845941"/></text:p>
      <text:p text:style-name="P2">S-9.7.3.1-EventTransport-<text:bookmark-start text:name="__DdeLink__558_84845941"/><text:span text:style-name="T15">2024-07-22-Draft</text:span>.pdf<text:bookmark-end text:name="__DdeLink__558_84845941"/></text:p>
      <text:p text:style-name="P2">TN-9.7.3.1-EventTransport-2024-07-22-Draft.pdf</text:p>
      <text:list xml:id="list1941068989036" text:continue-numbering="true" text:style-name="L1">
        <text:list-item>
          <text:list>
            <text:list-item>
              <text:p text:style-name="P34"><text:bookmark-start text:name="__DdeLink__560_84845941"/>Add Events with Payload<text:bookmark-end text:name="__DdeLink__560_84845941"/></text:p>
            </text:list-item>
          </text:list>
        </text:list-item>
      </text:list>
      <text:p text:style-name="P15">Establishes a new method for sending broadcast messages with more than 8 bytes of content. This transport is used by under-development protocol for Location Services (RFID, RailCom, etc).</text:p>
      <text:p text:style-name="P13"/>
      <text:p text:style-name="P2">S-9.7.4.1-ConfigurationDescriptionInformation-<text:span text:style-name="T15">2024-07-22-Draft</text:span>.pdf</text:p>
      <text:p text:style-name="P2"><text:span text:style-name="T16">TN</text:span>-9.7.4.1-ConfigurationDescriptionInformation-<text:bookmark-start text:name="__DdeLink__570_84845941"/><text:span text:style-name="T15">2024-07-22-Draft</text:span>.pdf<text:bookmark-end text:name="__DdeLink__570_84845941"/></text:p>
      <text:list xml:id="list1940538995114" text:continue-numbering="true" text:style-name="L1">
        <text:list-item>
          <text:list>
            <text:list-item>
              <text:p text:style-name="P34"><text:bookmark-start text:name="__DdeLink__556_84845941"/>The size of integer variables is restricted to 1, 2 or 4 bytes<text:bookmark-end text:name="__DdeLink__556_84845941"/></text:p>
            </text:list-item>
            <text:list-item>
              <text:p text:style-name="P34">Define signed vs unsigned behavior of integer variables</text:p>
            </text:list-item>
            <text:list-item>
              <text:p text:style-name="P34">The requirement that unused bytes in a String variable be set to null has been removed</text:p>
            </text:list-item>
            <text:list-item>
              <text:p text:style-name="P34">Addition of float variables</text:p>
            </text:list-item>
            <text:list-item>
              <text:p text:style-name="P34"><text:bookmark-start text:name="__DdeLink__564_84845941"/>Discussion of possible ways of representing group names</text:p>
            </text:list-item>
          </text:list>
        </text:list-item>
      </text:list>
      <text:p text:style-name="P15">Adding performance improvements, removing unused features, and adding new features needed by manufacturers.</text:p>
      <text:p text:style-name="P13"><text:bookmark-end text:name="__DdeLink__564_84845941"/></text:p>
      <text:p text:style-name="P2"><text:bookmark-start text:name="__DdeLink__566_84845941"/>S-9.7.4.2-MemoryConfiguration-<text:span text:style-name="T15">2024-07-22-Draft</text:span>.pdf</text:p>
      <text:p text:style-name="P2"><text:span text:style-name="T16">TN-9.7.4.2-MemoryConfiguration-</text:span><text:span text:style-name="T15">2024-07-22-Draft</text:span><text:span text:style-name="T16">.pdf</text:span></text:p>
      <text:list xml:id="list1941138929217" text:continue-numbering="true" text:style-name="L1">
        <text:list-item>
          <text:list>
            <text:list-item>
              <text:p text:style-name="P34">Remove the write-size bits in the Configuration Options Reply</text:p>
            </text:list-item>
            <text:list-item>
              <text:p text:style-name="P34">Add stream reads to a Configuration Options Reply bit<text:bookmark-end text:name="__DdeLink__566_84845941"/></text:p>
            </text:list-item>
          </text:list>
        </text:list-item>
      </text:list>
      <text:p text:style-name="P10"><text:span text:style-name="T20">Deprecates certain unused features, and updates the definition of a future feature</text:span><text:span text:style-name="T19">.</text:span></text:p>
      <text:p text:style-name="P13"/>
      <text:p text:style-name="P2">S-9.7.4.3-SimpleNodeInformation-<text:span text:style-name="T15">2024-07-22-Draft</text:span>.pdf</text:p>
      <text:p text:style-name="P2">TN-9.7.4.3-SimpleNodeInformation-<text:span text:style-name="T15">2024-07-22-Draft</text:span>.pdf</text:p>
      <text:list xml:id="list1940757240383" text:continue-numbering="true" text:style-name="L1">
        <text:list-item>
          <text:list>
            <text:list-item>
              <text:p text:style-name="P34">Update how the two data blocks are versioned</text:p>
            </text:list-item>
          </text:list>
        </text:list-item>
      </text:list>
      <text:p text:style-name="P17">Adds a requirement on how to make current devices future-proof in case the standard evolves to newer versions.</text:p>
      <text:p text:style-name="P6"><text:bookmark-end text:name="__DdeLink__245_84845941"/></text:p>
      <text:h text:style-name="P30" text:outline-level="3"/>
      <text:h text:style-name="P32" text:outline-level="3">Documents that have not changed since 2021-04-25 (for completeness)</text:h>
      <text:h text:style-name="P31" text:outline-level="3"><text:bookmark-start text:name="__DdeLink__576_84845941"/><text:span text:style-name="T9">The</text:span><text:span text:style-name="T10">re were no changes to these documents since 2021-04-25 but they are included here for completeness</text:span><text:bookmark-end text:name="__DdeLink__576_84845941"/></text:h>
      <text:p text:style-name="P1"><text:bookmark-start text:name="__DdeLink__255_84845941"/><text:span text:style-name="T3">TN-9.7.</text:span><text:bookmark-end text:name="__DdeLink__255_84845941"/><text:span text:style-name="T3">0.1-Glossary-</text:span><text:bookmark-start text:name="__DdeLink__250_84845941"/><text:bookmark-start text:name="__DdeLink__574_84845941"/><text:span text:style-name="T3">2021-04-25</text:span><text:bookmark-end text:name="__DdeLink__250_84845941"/><text:bookmark-end text:name="__DdeLink__574_84845941"/><text:span text:style-name="T3">.pdf</text:span></text:p>
      <text:p text:style-name="P8">TN-9.7.0.2-CommonInformation-2021-04-25.pdf</text:p>
      <text:p text:style-name="P8"/>
      <text:p text:style-name="P8">S-9.7.3.2-DatagramTransport-2021-04-25.pdf</text:p>
      <text:p text:style-name="P8">TN-9.7.3.2-DatagramTransport-2021-04-25.pdf</text:p>
      <text:p text:style-name="P8"/>
      <text:p text:style-name="P8">S-9.7.4.4-FirmwareUpgrade-2021-04-25.pdf</text:p>
      <text:p text:style-name="P4">TN-9.7.4.4-FirmwareUpgrade-2021-04-25.pdf</text:p>
      <text:p text:style-name="P4"/>
      <text:p text:style-name="P8">S-9.7.4.5-BroadcastTime-2021-04-25.pdf</text:p>
      <text:p text:style-name="P4">TN-9.7.4.5-BroadcastTime-2021-04-25.pdf</text:p>
      <text:p text:style-name="P4"/>
      <text:h text:style-name="P28" text:outline-level="3">Products implementing the proposed standards</text:h>
      <text:p text:style-name="P23"><text:bookmark-start text:name="__DdeLink__576_84845941 Copy 3"/><text:span text:style-name="T5">M</text:span><text:bookmark-end text:name="__DdeLink__576_84845941 Copy 3"/><text:span text:style-name="T4">uch of the changes presented in this package are around implementing Throttles, DCC Command Stations and direct wireless Trains. At the time of this writing, the following products are available that implement the proposed protocol and represent evidence of functionality and interoperability:</text:span></text:p>
      <text:list xml:id="list1940260529496" text:continue-numbering="true" text:style-name="L1">
        <text:list-item>
          <text:list>
            <text:list-item>
              <text:p text:style-name="P36"><text:bookmark-start text:name="__DdeLink__556_84845941 Copy 1"/><text:span text:style-name="T27">T</text:span><text:bookmark-end text:name="__DdeLink__556_84845941 Copy 1"/><text:span text:style-name="T27">CS UWT-100 wireless Throttle</text:span></text:p>
            </text:list-item>
            <text:list-item>
              <text:p text:style-name="P38">TCS UWT-50 wireless Throttle</text:p>
            </text:list-item>
            <text:list-item>
              <text:p text:style-name="P38">TCS CS-105 Command Station with wireless and wired LCC port</text:p>
            </text:list-item>
            <text:list-item>
              <text:p text:style-name="P38">TCS LT-50 wired Throttle and Command Station</text:p>
            </text:list-item>
            <text:list-item>
              <text:p text:style-name="P38">MRC Nexxt Command Station (announced)</text:p>
            </text:list-item>
            <text:list-item>
              <text:p text:style-name="P38">MRC Nexxt wireless Throttle (announced)</text:p>
            </text:list-item>
          </text:list>
        </text:list-item>
      </text:list>
      <text:p text:style-name="P21"/>
      <text:p text:style-name="P25">The following products allow connecting Throttles of additional manufacturers to the LCC protocol suite:</text:p>
      <text:list xml:id="list1940935565714" text:continue-numbering="true" text:style-name="L1">
        <text:list-item>
          <text:list>
            <text:list-item>
              <text:p text:style-name="P38">RR-CirKits LCC-LocoNet Gateway, supporting the use of LocoNet throttles (wired and wireless) with LCC.</text:p>
            </text:list-item>
            <text:list-item>
              <text:p text:style-name="P39">MRC Nexxt wireless adapter (announced), supporting the use of MRC (wired and wireless) throttles <text:span text:style-name="T31">and wireless phone apps </text:span>with LCC.</text:p>
            </text:list-item>
            <text:list-item>
              <text:p text:style-name="P36"><text:span text:style-name="T27">TCS CS-105 Aux Port and TCS LCC W</text:span><text:span text:style-name="T28">iFi Panel</text:span><text:span text:style-name="T27"> (announced), supporting the use of NCE, RamTraxx, System One </text:span><text:span text:style-name="T28">and ISE ProtoThrottle</text:span><text:span text:style-name="T27"> wired and wireless throttles with LCC.</text:span></text:p>
            </text:list-item>
            <text:list-item>
              <text:p text:style-name="P37"><text:span text:style-name="T27">TCS CS-105 Aux Port </text:span><text:span text:style-name="T28">and </text:span><text:span text:style-name="T27">TCS LCC W</text:span><text:span text:style-name="T28">iFi Panel</text:span><text:span text:style-name="T27"> (announced), supporting the use of XpressNet wired and wireless throttles </text:span><text:span text:style-name="T28">such as </text:span><text:span text:style-name="T27">Lenz, Roco, CVP </text:span><text:span text:style-name="T28">and ISE ProtoThrottle</text:span><text:span text:style-name="T27"> with LCC.</text:span></text:p>
            </text:list-item>
          </text:list>
        </text:list-item>
      </text:list>
      <text:p text:style-name="P20"/>
      <text:p text:style-name="P24"><text:span text:style-name="T29">The following </text:span><text:span text:style-name="T30">free software </text:span><text:span text:style-name="T29">allow</text:span><text:span text:style-name="T30">s</text:span><text:span text:style-name="T29"> connecting </text:span><text:span text:style-name="T30">as </text:span><text:span text:style-name="T29">Throttle to the LCC protocol suite:</text:span></text:p>
      <text:list xml:id="list1940585675905" text:continue-numbering="true" text:style-name="L1">
        <text:list-item>
          <text:list>
            <text:list-item>
              <text:p text:style-name="P40">JMRI, supporting automated throttles, on-screen throttles, and wireless throttles and phone apps.</text:p>
            </text:list-item>
            <text:list-item>
              <text:p text:style-name="P40">LCC Tools app for iOS, supporting throttles on phones, tablets and laptops, as well as addiitonal LCC features, such as configuratio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enlo-Regular" svg:font-family="Menlo-Regular" style:font-family-generic="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Times New Roman1" svg:font-family="'Times New Roman'"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lex Shepherd</meta:initial-creator>
    <meta:creation-date>2021-05-10T20:55:47.251693579</meta:creation-date>
    <dc:date>2024-07-25T00:19:40.008928020</dc:date>
    <dc:creator>Alex Shepherd</dc:creator>
    <meta:editing-duration>PT11H46M15S</meta:editing-duration>
    <meta:editing-cycles>30</meta:editing-cycles>
    <meta:generator>LibreOffice/7.0.5.2$MacOSX_X86_64 LibreOffice_project/64390860c6cd0aca4beafafcfd84613dd9dfb63a</meta:generator>
    <meta:print-date>2024-07-21T09:19:54.410616860</meta:print-date>
    <meta:printed-by>PDF files: Balazs Racz</meta:printed-by>
    <meta:document-statistic meta:table-count="0" meta:image-count="0" meta:object-count="0" meta:page-count="3" meta:paragraph-count="92" meta:word-count="1032" meta:character-count="7679" meta:non-whitespace-character-count="6773"/>
  </office:meta>
</office:document-meta>
</file>